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68" style:family="table-column">
      <style:table-column-properties fo:break-before="auto" style:column-width="5.741cm"/>
    </style:style>
    <style:style style:name="co69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58" style:family="table-column">
      <style:table-column-properties fo:break-before="auto" style:column-width="9.754cm"/>
    </style:style>
    <style:style style:name="co67" style:family="table-column">
      <style:table-column-properties fo:break-before="auto" style:column-width="5.891cm"/>
    </style:style>
    <style:style style:name="co70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3" style:family="table-column">
      <style:table-column-properties fo:break-before="auto" style:column-width="5.193cm"/>
    </style:style>
    <style:style style:name="co44" style:family="table-column">
      <style:table-column-properties fo:break-before="auto" style:column-width="6.403cm"/>
    </style:style>
    <style:style style:name="co45" style:family="table-column">
      <style:table-column-properties fo:break-before="auto" style:column-width="8.126cm"/>
    </style:style>
    <style:style style:name="co46" style:family="table-column">
      <style:table-column-properties fo:break-before="auto" style:column-width="8.26cm"/>
    </style:style>
    <style:style style:name="co53" style:family="table-column">
      <style:table-column-properties fo:break-before="auto" style:column-width="10.227cm"/>
    </style:style>
    <style:style style:name="co54" style:family="table-column">
      <style:table-column-properties fo:break-before="auto" style:column-width="8.132cm"/>
    </style:style>
    <style:style style:name="co59" style:family="table-column">
      <style:table-column-properties fo:break-before="auto" style:column-width="11.158cm"/>
    </style:style>
    <style:style style:name="co61" style:family="table-column">
      <style:table-column-properties fo:break-before="auto" style:column-width="4.237cm"/>
    </style:style>
    <style:style style:name="co62" style:family="table-column">
      <style:table-column-properties fo:break-before="auto" style:column-width="4.011cm"/>
    </style:style>
    <style:style style:name="co63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7" style:family="table-row">
      <style:table-row-properties style:row-height="0.453cm" fo:break-before="auto" style:use-optimal-row-height="true"/>
    </style:style>
    <style:style style:name="ro90" style:family="table-row">
      <style:table-row-properties style:row-height="0.841cm" fo:break-before="auto" style:use-optimal-row-height="true"/>
    </style:style>
    <style:style style:name="ro94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0.884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115" style:family="table-row">
      <style:table-row-properties style:row-height="1.438cm" fo:break-before="auto" style:use-optimal-row-height="false"/>
    </style:style>
    <style:style style:name="ro92" style:family="table-row">
      <style:table-row-properties style:row-height="0.841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57" style:family="table-row">
      <style:table-row-properties style:row-height="1.296cm" fo:break-before="auto" style:use-optimal-row-height="false"/>
    </style:style>
    <style:style style:name="ro58" style:family="table-row">
      <style:table-row-properties style:row-height="1.861cm" fo:break-before="auto" style:use-optimal-row-height="false"/>
    </style:style>
    <style:style style:name="ro59" style:family="table-row">
      <style:table-row-properties style:row-height="2.067cm" fo:break-before="auto" style:use-optimal-row-height="false"/>
    </style:style>
    <style:style style:name="ro60" style:family="table-row">
      <style:table-row-properties style:row-height="1.071cm" fo:break-before="auto" style:use-optimal-row-height="false"/>
    </style:style>
    <style:style style:name="ro61" style:family="table-row">
      <style:table-row-properties style:row-height="1.09cm" fo:break-before="auto" style:use-optimal-row-height="false"/>
    </style:style>
    <style:style style:name="ro66" style:family="table-row">
      <style:table-row-properties style:row-height="1.053cm" fo:break-before="auto" style:use-optimal-row-height="false"/>
    </style:style>
    <style:style style:name="ro67" style:family="table-row">
      <style:table-row-properties style:row-height="0.771cm" fo:break-before="auto" style:use-optimal-row-height="false"/>
    </style:style>
    <style:style style:name="ro68" style:family="table-row">
      <style:table-row-properties style:row-height="1.127cm" fo:break-before="auto" style:use-optimal-row-height="false"/>
    </style:style>
    <style:style style:name="ro69" style:family="table-row">
      <style:table-row-properties style:row-height="1.221cm" fo:break-before="auto" style:use-optimal-row-height="false"/>
    </style:style>
    <style:style style:name="ro70" style:family="table-row">
      <style:table-row-properties style:row-height="1.409cm" fo:break-before="auto" style:use-optimal-row-height="false"/>
    </style:style>
    <style:style style:name="ro71" style:family="table-row">
      <style:table-row-properties style:row-height="2.124cm" fo:break-before="auto" style:use-optimal-row-height="false"/>
    </style:style>
    <style:style style:name="ro72" style:family="table-row">
      <style:table-row-properties style:row-height="1.692cm" fo:break-before="auto" style:use-optimal-row-height="false"/>
    </style:style>
    <style:style style:name="ro73" style:family="table-row">
      <style:table-row-properties style:row-height="0.864cm" fo:break-before="auto" style:use-optimal-row-height="false"/>
    </style:style>
    <style:style style:name="ro74" style:family="table-row">
      <style:table-row-properties style:row-height="1.655cm" fo:break-before="auto" style:use-optimal-row-height="false"/>
    </style:style>
    <style:style style:name="ro75" style:family="table-row">
      <style:table-row-properties style:row-height="0.884cm" fo:break-before="auto" style:use-optimal-row-height="false"/>
    </style:style>
    <style:style style:name="ro76" style:family="table-row">
      <style:table-row-properties style:row-height="2.106cm" fo:break-before="auto" style:use-optimal-row-height="false"/>
    </style:style>
    <style:style style:name="ro77" style:family="table-row">
      <style:table-row-properties style:row-height="1.446cm" fo:break-before="auto" style:use-optimal-row-height="false"/>
    </style:style>
    <style:style style:name="ro78" style:family="table-row">
      <style:table-row-properties style:row-height="1.108cm" fo:break-before="auto" style:use-optimal-row-height="false"/>
    </style:style>
    <style:style style:name="ro79" style:family="table-row">
      <style:table-row-properties style:row-height="2.143cm" fo:break-before="auto" style:use-optimal-row-height="false"/>
    </style:style>
    <style:style style:name="ro80" style:family="table-row">
      <style:table-row-properties style:row-height="1.334cm" fo:break-before="auto" style:use-optimal-row-height="false"/>
    </style:style>
    <style:style style:name="ro81" style:family="table-row">
      <style:table-row-properties style:row-height="1.277cm" fo:break-before="auto" style:use-optimal-row-height="false"/>
    </style:style>
    <style:style style:name="ro82" style:family="table-row">
      <style:table-row-properties style:row-height="1.559cm" fo:break-before="auto" style:use-optimal-row-height="false"/>
    </style:style>
    <style:style style:name="ro83" style:family="table-row">
      <style:table-row-properties style:row-height="1.372cm" fo:break-before="auto" style:use-optimal-row-height="false"/>
    </style:style>
    <style:style style:name="ro84" style:family="table-row">
      <style:table-row-properties style:row-height="1.034cm" fo:break-before="auto" style:use-optimal-row-height="false"/>
    </style:style>
    <style:style style:name="ro85" style:family="table-row">
      <style:table-row-properties style:row-height="1.429cm" fo:break-before="auto" style:use-optimal-row-height="false"/>
    </style:style>
    <style:style style:name="ro86" style:family="table-row">
      <style:table-row-properties style:row-height="1.737cm" fo:break-before="auto" style:use-optimal-row-height="true"/>
    </style:style>
    <style:style style:name="ro87" style:family="table-row">
      <style:table-row-properties style:row-height="1.711cm" fo:break-before="auto" style:use-optimal-row-height="false"/>
    </style:style>
    <style:style style:name="ro88" style:family="table-row">
      <style:table-row-properties style:row-height="2.579cm" fo:break-before="auto" style:use-optimal-row-height="true"/>
    </style:style>
    <style:style style:name="ro89" style:family="table-row">
      <style:table-row-properties style:row-height="0.732cm" fo:break-before="auto" style:use-optimal-row-height="false"/>
    </style:style>
    <style:style style:name="ro91" style:family="table-row">
      <style:table-row-properties style:row-height="1.522cm" fo:break-before="auto" style:use-optimal-row-height="false"/>
    </style:style>
    <style:style style:name="ro93" style:family="table-row">
      <style:table-row-properties style:row-height="0.552cm" fo:break-before="auto" style:use-optimal-row-height="true"/>
    </style:style>
    <style:style style:name="ro95" style:family="table-row">
      <style:table-row-properties style:row-height="2.422cm" fo:break-before="auto" style:use-optimal-row-height="true"/>
    </style:style>
    <style:style style:name="ro96" style:family="table-row">
      <style:table-row-properties style:row-height="0.868cm" fo:break-before="auto" style:use-optimal-row-height="true"/>
    </style:style>
    <style:style style:name="ro97" style:family="table-row">
      <style:table-row-properties style:row-height="5.265cm" fo:break-before="auto" style:use-optimal-row-height="false"/>
    </style:style>
    <style:style style:name="ro98" style:family="table-row">
      <style:table-row-properties style:row-height="1.24cm" fo:break-before="auto" style:use-optimal-row-height="false"/>
    </style:style>
    <style:style style:name="ro99" style:family="table-row">
      <style:table-row-properties style:row-height="3.422cm" fo:break-before="auto" style:use-optimal-row-height="true"/>
    </style:style>
    <style:style style:name="ro100" style:family="table-row">
      <style:table-row-properties style:row-height="1.353cm" fo:break-before="auto" style:use-optimal-row-height="false"/>
    </style:style>
    <style:style style:name="ro101" style:family="table-row">
      <style:table-row-properties style:row-height="9.139cm" fo:break-before="auto" style:use-optimal-row-height="false"/>
    </style:style>
    <style:style style:name="ro102" style:family="table-row">
      <style:table-row-properties style:row-height="9.319cm" fo:break-before="auto" style:use-optimal-row-height="true"/>
    </style:style>
    <style:style style:name="ro103" style:family="table-row">
      <style:table-row-properties style:row-height="0.70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21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7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20" style:family="table" style:master-page-name="PageStyle_5f_Sheet12">
      <style:table-properties table:display="true" style:writing-mode="lr-tb"/>
    </style:style>
    <style:style style:name="ta22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1" style:family="table-cell" style:parent-style-name="Default">
      <style:table-cell-properties fo:wrap-option="wrap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5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347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2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wrap-option="wrap"/>
      <style:text-properties style:font-name="Calibri"/>
    </style:style>
    <style:style style:name="ce2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7pt" style:font-size-asian="7pt" style:font-size-complex="7pt"/>
    </style:style>
    <style:style style:name="ce289" style:family="table-cell" style:parent-style-name="Default">
      <style:table-cell-properties fo:background-color="#ffff66"/>
    </style:style>
    <style:style style:name="ce290" style:family="table-cell" style:parent-style-name="Default">
      <style:table-cell-properties fo:background-color="#ffff99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4" style:family="text">
      <style:text-properties style:text-position="super 58%"/>
    </style:style>
    <style:style style:name="T2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20" table:print="false">
        <office:forms form:automatic-focus="false" form:apply-design-mode="false"/>
        <table:table-column table:style-name="co43" table:default-cell-style-name="ce154"/>
        <table:table-column table:style-name="co44" table:default-cell-style-name="ce154"/>
        <table:table-column table:style-name="co45" table:default-cell-style-name="ce154"/>
        <table:table-column table:style-name="co46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57">
          <table:table-cell table:style-name="ce261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5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59">
          <table:table-cell table:style-name="ce262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60">
          <table:table-cell table:style-name="ce266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1">
          <table:table-cell table:style-name="ce267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66">
          <table:table-cell table:style-name="ce268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269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1">
          <table:table-cell table:style-name="ce268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67">
          <table:table-cell table:style-name="ce262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68">
          <table:table-cell table:style-name="ce262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69">
          <table:table-cell table:style-name="ce266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70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1">
          <table:table-cell table:style-name="ce262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72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73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74">
          <table:table-cell table:style-name="ce262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1">
          <table:table-cell table:style-name="ce270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75">
          <table:table-cell table:style-name="ce270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76">
          <table:table-cell table:style-name="ce261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77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47">
          <table:table-cell table:style-name="ce272" table:number-columns-repeated="3"/>
          <table:table-cell table:style-name="ce289" table:number-columns-repeated="1021"/>
        </table:table-row>
        <table:table-row table:style-name="ro37">
          <table:table-cell table:style-name="ce262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285" table:number-columns-spanned="2" table:number-rows-spanned="1"/>
          <table:covered-table-cell table:style-name="ce196"/>
          <table:table-cell table:number-columns-repeated="1021"/>
        </table:table-row>
        <table:table-row table:style-name="ro37">
          <table:table-cell table:style-name="ce262" office:value-type="string">
            <text:p>Energiebedarf</text:p>
          </table:table-cell>
          <table:table-cell office:value-type="string">
            <text:p>energeiakes anag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licherweise </text:p>
          </table:table-cell>
          <table:table-cell office:value-type="string">
            <text:p>Usually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ngelegenheit </text:p>
          </table:table-cell>
          <table:table-cell office:value-type="string">
            <text:p>matter, affair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47">
          <table:table-cell table:style-name="ce263"/>
          <table:table-cell table:style-name="ce270" table:number-columns-repeated="2"/>
          <table:table-cell table:style-name="ce290" table:number-columns-repeated="1021"/>
        </table:table-row>
        <table:table-row table:style-name="ro37">
          <table:table-cell table:style-name="ce262" office:value-type="string">
            <text:p>überdenken</text:p>
          </table:table-cell>
          <table:table-cell office:value-type="string">
            <text:p>rethink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59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78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37">
          <table:table-cell table:style-name="ce265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antwortlich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79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78">
          <table:table-cell table:style-name="ce266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262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 </text:p>
          </table:table-cell>
          <table:table-cell office:value-type="string">
            <text:p>calibration, adjustment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Übergewicht </text:p>
          </table:table-cell>
          <table:table-cell office:value-type="string">
            <text:p>overweight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4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80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81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75">
          <table:table-cell table:style-name="ce261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erholt </text:p>
          </table:table-cell>
          <table:table-cell office:value-type="string">
            <text:p>prosperna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60">
          <table:table-cell table:style-name="ce262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4">
          <table:table-cell table:style-name="ce270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4">
          <table:table-cell table:style-name="ce270" table:number-columns-repeated="3"/>
          <table:table-cell table:style-name="ce290" table:number-columns-repeated="1021"/>
        </table:table-row>
        <table:table-row table:style-name="ro60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72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Mahlzeit </text:p>
          </table:table-cell>
          <table:table-cell office:value-type="string">
            <text:p>meal, geuma</text:p>
          </table:table-cell>
          <table:table-cell table:number-columns-repeated="1022"/>
        </table:table-row>
        <table:table-row table:style-name="ro38">
          <table:table-cell table:style-name="ce270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82">
          <table:table-cell table:style-name="ce266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4">
          <table:table-cell table:style-name="ce270"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61">
          <table:table-cell table:style-name="ce262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83">
          <table:table-cell table:style-name="ce266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6" office:value-type="string">
            <text:p>Turn right</text:p>
          </table:table-cell>
          <table:table-cell office:value-type="string">
            <text:p>Bieg nach rechts ab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he is going out</text:p>
          </table:table-cell>
          <table:table-cell office:value-type="string">
            <text:p>Si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68">
          <table:table-cell table:style-name="ce270"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8">
          <table:table-cell table:style-name="ce270"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2"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75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84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85">
          <table:table-cell table:style-name="ce268"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70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Wortsinne</text:p>
          </table:table-cell>
          <table:table-cell office:value-type="string">
            <text:p>literally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6">
          <table:table-cell table:style-name="ce268"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263" office:value-type="string">
            <text:p>Die Überheblichkeit </text:p>
          </table:table-cell>
          <table:table-cell office:value-type="string">
            <text:p>arrogance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4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danke</text:p>
          </table:table-cell>
          <table:table-cell office:value-type="string">
            <text:p>thought, idea</text:p>
          </table:table-cell>
          <table:table-cell table:number-columns-repeated="1022"/>
        </table:table-row>
        <table:table-row table:style-name="ro38">
          <table:table-cell table:style-name="ce260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nisse</text:p>
          </table:table-cell>
          <table:table-cell office:value-type="string">
            <text:p>needs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nis</text:p>
          </table:table-cell>
          <table:table-cell office:value-type="string">
            <text:p>desire, need</text:p>
          </table:table-cell>
          <table:table-cell table:number-columns-repeated="1022"/>
        </table:table-row>
        <table:table-row table:style-name="ro47">
          <table:table-cell table:style-name="ce263"/>
          <table:table-cell table:style-name="ce270" table:number-columns-repeated="2"/>
          <table:table-cell table:style-name="ce290" table:number-columns-repeated="1021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orsehen</text:p>
          </table:table-cell>
          <table:table-cell office:value-type="string">
            <text:p>provide, schedule</text:p>
          </table:table-cell>
          <table:table-cell table:number-columns-repeated="1022"/>
        </table:table-row>
        <table:table-row table:style-name="ro38">
          <table:table-cell table:style-name="ce259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office:value-type="string">
            <text:p>She has become known</text:p>
          </table:table-cell>
          <table:table-cell table:number-columns-repeated="1022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69">
          <table:table-cell table:style-name="ce262"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billion damag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8">
          <table:table-cell office:value-type="string">
            <text:p>On Monday, everyone in the office feels a bit tired / sleepy</text:p>
          </table:table-cell>
          <table:table-cell office:value-type="string">
            <text:p>Am Montag fuhlen sich alle in meinem Buro ein bisschen mude/verschlafen</text:p>
          </table:table-cell>
          <table:table-cell table:number-columns-repeated="1022"/>
        </table:table-row>
        <table:table-row table:style-name="ro37">
          <table:table-cell/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table:style-name="ce266" office:value-type="string">
            <text:p>That depends on how far you are from the border</text:p>
          </table:table-cell>
          <table:table-cell office:value-type="string">
            <text:p>Das kommt drauf an wie weit man von der Grenze entfernt ist</text:p>
          </table:table-cell>
          <table:table-cell office:value-type="string">
            <text:p>das Kommt drauf an wie weit man von der Grenze entfernt is</text:p>
          </table:table-cell>
          <table:table-cell table:number-columns-repeated="1021"/>
        </table:table-row>
        <table:table-row table:style-name="ro37">
          <table:table-cell office:value-type="string">
            <text:p>the company got into trouble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überwiegend Frauen </text:p>
          </table:table-cell>
          <table:table-cell office:value-type="string">
            <text:p>mostly women</text:p>
          </table:table-cell>
          <table:table-cell table:style-name="ce286" office:value-type="string">
            <text:p>überwiegend Frauen</text:p>
          </table:table-cell>
          <table:table-cell table:number-columns-repeated="1021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uftritt</text:p>
          </table:table-cell>
          <table:table-cell table:number-columns-repeated="2" office:value-type="string">
            <text:p>appearance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as geht in aller Regel schief</text:p>
          </table:table-cell>
          <table:table-cell office:value-type="string">
            <text:p>That usually goes wrong </text:p>
          </table:table-cell>
          <table:table-cell table:style-name="ce273" office:value-type="string">
            <text:p>this usually goes wrong</text:p>
          </table:table-cell>
          <table:table-cell table:number-columns-repeated="1021"/>
        </table:table-row>
        <table:table-row table:style-name="ro47">
          <table:table-cell table:style-name="ce153" table:number-columns-repeated="2"/>
          <table:table-cell table:number-columns-repeated="1022"/>
        </table:table-row>
        <table:table-row table:style-name="ro38">
          <table:table-cell table:style-name="ce274" office:value-type="string">
            <text:p>Am Ende bleibt der Siegerlook übrig. </text:p>
          </table:table-cell>
          <table:table-cell table:style-name="ce153" office:value-type="string">
            <text:p>Am End bleibt der Siegerlook <text:span text:style-name="T16">übrig</text:span></text:p>
          </table:table-cell>
          <table:table-cell table:style-name="ce273"/>
          <table:table-cell table:number-columns-repeated="1021"/>
        </table:table-row>
        <table:table-row table:style-name="ro37">
          <table:table-cell table:style-name="ce153" office:value-type="string">
            <text:p>left</text:p>
          </table:table-cell>
          <table:table-cell table:style-name="ce153" office:value-type="string">
            <text:p>übrig </text:p>
          </table:table-cell>
          <table:table-cell table:style-name="ce287"/>
          <table:table-cell table:number-columns-repeated="1021"/>
        </table:table-row>
        <table:table-row table:style-name="ro37">
          <table:table-cell table:style-name="ce270" office:value-type="string">
            <text:p>There are no news</text:p>
          </table:table-cell>
          <table:table-cell office:value-type="string">
            <text:p>Es gibt keine Neuigkeiten</text:p>
          </table:table-cell>
          <table:table-cell office:value-type="string">
            <text:p>Neuigkeiten Neuigkeiten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I plan to</text:p>
          </table:table-cell>
          <table:table-cell office:value-type="string">
            <text:p>ich nehme mir vor</text:p>
          </table:table-cell>
          <table:table-cell office:value-type="string">
            <text:p>ich nehme mir vor</text:p>
          </table:table-cell>
          <table:table-cell table:number-columns-repeated="1021"/>
        </table:table-row>
        <table:table-row table:style-name="ro37">
          <table:table-cell table:style-name="ce275" office:value-type="string">
            <text:p>the devil </text:p>
          </table:table-cell>
          <table:table-cell office:value-type="string">
            <text:p>der Teufel</text:p>
          </table:table-cell>
          <table:table-cell office:value-type="string">
            <text:p>der Teufel</text:p>
          </table:table-cell>
          <table:table-cell table:number-columns-repeated="1021"/>
        </table:table-row>
        <table:table-row table:style-name="ro37">
          <table:table-cell table:style-name="ce276" office:value-type="string">
            <text:p>something goes wrong. </text:p>
          </table:table-cell>
          <table:table-cell office:value-type="string">
            <text:p>geht etwas schief.</text:p>
          </table:table-cell>
          <table:table-cell office:value-type="string">
            <text:p>etwas geht schief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Especially today!</text:p>
          </table:table-cell>
          <table:table-cell office:value-type="string">
            <text:p><text:s/>Ausgerechnet heute!</text:p>
          </table:table-cell>
          <table:table-cell office:value-type="string">
            <text:p>Ausgerechnet heute Ausgerechntet heute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unheimlichen Momente </text:p>
          </table:table-cell>
          <table:table-cell office:value-type="string">
            <text:p>scary moment</text:p>
          </table:table-cell>
          <table:table-cell office:value-type="string">
            <text:p>scary moments</text:p>
          </table:table-cell>
          <table:table-cell table:number-columns-repeated="1021"/>
        </table:table-row>
        <table:table-row table:style-name="ro37">
          <table:table-cell table:style-name="ce268"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heikle</text:p>
          </table:table-cell>
          <table:table-cell office:value-type="string">
            <text:p>delicate</text:p>
          </table:table-cell>
          <table:table-cell office:value-type="string">
            <text:p>heikle delicate heikle delicate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glaubwürdig</text:p>
          </table:table-cell>
          <table:table-cell office:value-type="string">
            <text:p>credible</text:p>
          </table:table-cell>
          <table:table-cell office:value-type="string">
            <text:p>glaubw<text:span text:style-name="T16">ürdig credible credible glaubwürdig</text:span>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würdigkeit</text:p>
          </table:table-cell>
          <table:table-cell office:value-type="string">
            <text:p>axia, ikanothta</text:p>
          </table:table-cell>
          <table:table-cell office:value-type="string">
            <text:p>w<text:span text:style-name="T16">ürdigkeit axi ikanothta</text:span></text:p>
          </table:table-cell>
          <table:table-cell table:number-columns-repeated="1021"/>
        </table:table-row>
        <table:table-row table:style-name="ro87">
          <table:table-cell table:style-name="ce266" office:value-type="string">
            <text:p>angeben</text:p>
          </table:table-cell>
          <table:table-cell office:value-type="string">
            <text:p>specify</text:p>
          </table:table-cell>
          <table:table-cell office:value-type="string">
            <text:p>angeben specify</text:p>
          </table:table-cell>
          <table:table-cell table:number-columns-repeated="1021"/>
        </table:table-row>
        <table:table-row table:style-name="ro83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table:style-name="ce266" office:value-type="string">
            <text:p>Nach Ansicht einiger Spezialisten <text:span text:style-name="T14">trifft dies zu</text:span></text:p>
          </table:table-cell>
          <table:table-cell office:value-type="string">
            <text:p>According to some specialists this is true</text:p>
          </table:table-cell>
          <table:table-cell office:value-type="string">
            <text:p>Nach Ansicht einiger Spezilisten trifft dies zu this is true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urn immediately! </text:p>
          </table:table-cell>
          <table:table-cell office:value-type="string">
            <text:p>Sofort wenden!</text:p>
          </table:table-cell>
          <table:table-cell office:value-type="string">
            <text:p>Bieg sofort ab, sofort wenden</text:p>
          </table:table-cell>
          <table:table-cell table:number-columns-repeated="1021"/>
        </table:table-row>
        <table:table-row table:style-name="ro85">
          <table:table-cell table:style-name="ce266" office:value-type="string">
            <text:p>Are you charging me for this time?</text:p>
          </table:table-cell>
          <table:table-cell office:value-type="string">
            <text:p>Berechnen Sie mir diese Zeit?</text:p>
          </table:table-cell>
          <table:table-cell office:value-type="string">
            <text:p>Berechen Sie mir diese Zeit?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nehme mir vor</text:p>
          </table:table-cell>
          <table:table-cell office:value-type="string">
            <text:p>i suppose, I plan</text:p>
          </table:table-cell>
          <table:table-cell office:value-type="string">
            <text:p>I plan to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Sich vornehmen</text:p>
          </table:table-cell>
          <table:table-cell office:value-type="string">
            <text:p>to suppose, to plan</text:p>
          </table:table-cell>
          <table:table-cell office:value-type="string">
            <text:p>planing, schedule</text:p>
          </table:table-cell>
          <table:table-cell table:number-columns-repeated="1021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office:value-type="string">
            <text:p>europe has not been in such a danger before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style-name="ce286" office:value-type="string">
            <text:p>überdacht werden must be reconsidered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<text:s/>im Einklang</text:p>
          </table:table-cell>
          <table:table-cell office:value-type="string">
            <text:p>in line</text:p>
          </table:table-cell>
          <table:table-cell office:value-type="string">
            <text:p>im Einklang in line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Vorgehen</text:p>
          </table:table-cell>
          <table:table-cell office:value-type="string">
            <text:p>action</text:p>
          </table:table-cell>
          <table:table-cell office:value-type="string">
            <text:p>vorgehen action vorgehen action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befähigt</text:p>
          </table:table-cell>
          <table:table-cell office:value-type="string">
            <text:p>capable</text:p>
          </table:table-cell>
          <table:table-cell office:value-type="string">
            <text:p>bef<text:span text:style-name="T16">ähigt capable befähigt capable</text:span>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geleistete </text:p>
          </table:table-cell>
          <table:table-cell office:value-type="string">
            <text:p>provided</text:p>
          </table:table-cell>
          <table:table-cell office:value-type="string">
            <text:p>geleistete provided provided geleistete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bewerten </text:p>
          </table:table-cell>
          <table:table-cell office:value-type="string">
            <text:p>assess</text:p>
          </table:table-cell>
          <table:table-cell office:value-type="string">
            <text:p>bewerten assess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Streitkräfte </text:p>
          </table:table-cell>
          <table:table-cell office:value-type="string">
            <text:p>armed forces</text:p>
          </table:table-cell>
          <table:table-cell office:value-type="string">
            <text:p>Streitkr<text:span text:style-name="T16">äfte armed forces</text:span></text:p>
          </table:table-cell>
          <table:table-cell table:number-columns-repeated="1021"/>
        </table:table-row>
        <table:table-row table:style-name="ro3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indem </text:p>
          </table:table-cell>
          <table:table-cell office:value-type="string">
            <text:p>by</text:p>
          </table:table-cell>
          <table:table-cell office:value-type="string">
            <text:p>etsi wste</text:p>
          </table:table-cell>
          <table:table-cell table:number-columns-repeated="1021"/>
        </table:table-row>
        <table:table-row table:style-name="ro38">
          <table:table-cell table:style-name="ce264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office:value-type="string">
            <text:p>indem by</text:p>
          </table:table-cell>
          <table:table-cell table:number-columns-repeated="1021"/>
        </table:table-row>
        <table:table-row table:style-name="ro37">
          <table:table-cell table:style-name="ce260" office:value-type="string">
            <text:p>damit</text:p>
          </table:table-cell>
          <table:table-cell office:value-type="string">
            <text:p>so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Verzweiflung </text:p>
          </table:table-cell>
          <table:table-cell office:value-type="string">
            <text:p>dispair</text:p>
          </table:table-cell>
          <table:table-cell office:value-type="string">
            <text:p>Verzweiflung dispair Verzweiflung despair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gehorchen </text:p>
          </table:table-cell>
          <table:table-cell office:value-type="string">
            <text:p>to obey</text:p>
          </table:table-cell>
          <table:table-cell office:value-type="string">
            <text:p>gehorchen to obey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Grenzbeamten </text:p>
          </table:table-cell>
          <table:table-cell office:value-type="string">
            <text:p>Border Officials</text:p>
          </table:table-cell>
          <table:table-cell office:value-type="string">
            <text:p>synoriofylakh</text:p>
          </table:table-cell>
          <table:table-cell table:number-columns-repeated="1021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8">
          <table:table-cell office:value-type="string">
            <text:p>Diese Entscheidung <text:span text:style-name="T14">obliegt </text:span>den Arbeitern</text:p>
          </table:table-cell>
          <table:table-cell office:value-type="string">
            <text:p>This decision is up to the workers</text:p>
          </table:table-cell>
          <table:table-cell office:value-type="string">
            <text:p>Diese Entscheidung obliegt den Arbeitern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Wandel </text:p>
          </table:table-cell>
          <table:table-cell office:value-type="string">
            <text:p>change</text:p>
          </table:table-cell>
          <table:table-cell office:value-type="string">
            <text:p>wandel</text:p>
          </table:table-cell>
          <table:table-cell table:number-columns-repeated="1021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office:value-type="string">
            <text:p>verkauft, </text:p>
          </table:table-cell>
          <table:table-cell table:number-columns-repeated="1021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42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</text:span><text:span text:style-name="T6">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</text:span><text:span text:style-name="T6">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88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8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8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8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8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8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42">
          <table:table-cell office:value-type="string">
            <text:p>stellte sich das britische Parlament <text:span text:style-name="T6">Ende Februar</text:span><text:span text:style-name="T7"> hinter </text:span><text:span text:style-name="T7">diese Forderung </text:span></text:p>
          </table:table-cell>
          <table:table-cell table:number-columns-repeated="1023"/>
        </table:table-row>
        <table:table-row table:style-name="ro38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8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8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2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42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42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86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277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42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2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8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2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</text:span><text:span text:style-name="T7">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8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Vogel</text:span></text:p>
          </table:table-cell>
          <table:table-cell table:number-columns-repeated="1022"/>
        </table:table-row>
        <table:table-row table:style-name="ro38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66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89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42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6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3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91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3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3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3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3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3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37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37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37">
          <table:table-cell table:style-name="ce282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3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3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3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3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3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3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3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3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3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3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3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3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3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3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3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93">
          <table:table-cell table:style-name="ce283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3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37">
          <table:table-cell office:value-type="string">
            <text:p>erobert </text:p>
          </table:table-cell>
          <table:table-cell office:value-type="string">
            <text:p>conquered</text:p>
          </table:table-cell>
          <table:table-cell table:number-columns-repeated="1022"/>
        </table:table-row>
        <table:table-row table:style-name="ro37">
          <table:table-cell office:value-type="string">
            <text:p>Herausforderung</text:p>
          </table:table-cell>
          <table:table-cell office:value-type="string">
            <text:p>challenge</text:p>
          </table:table-cell>
          <table:table-cell table:number-columns-repeated="1022"/>
        </table:table-row>
        <table:table-row table:style-name="ro37">
          <table:table-cell office:value-type="string">
            <text:p>split</text:p>
          </table:table-cell>
          <table:table-cell office:value-type="string">
            <text:p>teilen</text:p>
          </table:table-cell>
          <table:table-cell table:number-columns-repeated="1022"/>
        </table:table-row>
        <table:table-row table:style-name="ro37"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number-columns-repeated="1022"/>
        </table:table-row>
        <table:table-row table:style-name="ro37">
          <table:table-cell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7">
          <table:table-cell office:value-type="string">
            <text:p>Fassung</text:p>
          </table:table-cell>
          <table:table-cell office:value-type="string">
            <text:p>version</text:p>
          </table:table-cell>
          <table:table-cell table:number-columns-repeated="1022"/>
        </table:table-row>
        <table:table-row table:style-name="ro37">
          <table:table-cell office:value-type="string">
            <text:p>section</text:p>
          </table:table-cell>
          <table:table-cell office:value-type="string">
            <text:p>Abteilung</text:p>
          </table:table-cell>
          <table:table-cell table:number-columns-repeated="1022"/>
        </table:table-row>
        <table:table-row table:style-name="ro37">
          <table:table-cell office:value-type="string">
            <text:p>der wechsel</text:p>
          </table:table-cell>
          <table:table-cell office:value-type="string">
            <text:p>the change</text:p>
          </table:table-cell>
          <table:table-cell table:number-columns-repeated="1022"/>
        </table:table-row>
        <table:table-row table:style-name="ro37">
          <table:table-cell office:value-type="string">
            <text:p>Im Augenblick</text:p>
          </table:table-cell>
          <table:table-cell office:value-type="string">
            <text:p>at the mo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trains go every two hours. </text:p>
          </table:table-cell>
          <table:table-cell office:value-type="string">
            <text:p>Die Z<text:span text:style-name="T16">üge fahren alle zwei Stunden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highest site of the city. </text:p>
          </table:table-cell>
          <table:table-cell office:value-type="string">
            <text:p>Der h<text:span text:style-name="T16">öchste Ort der Stad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r 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blichen </text:p>
          </table:table-cell>
          <table:table-cell office:value-type="string">
            <text:p>alleg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retbar </text:p>
          </table:table-cell>
          <table:table-cell office:value-type="string">
            <text:p>justifia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ltete </text:p>
          </table:table-cell>
          <table:table-cell office:value-type="string">
            <text:p>split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rein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berührte </text:p>
          </table:table-cell>
          <table:table-cell office:value-type="string">
            <text:p>untouch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sen </text:p>
          </table:table-cell>
          <table:table-cell office:value-type="string">
            <text:p>rabbit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Mut </text:p>
          </table:table-cell>
          <table:table-cell office:value-type="string">
            <text:p>coura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affen </text:p>
          </table:table-cell>
          <table:table-cell office:value-type="string">
            <text:p>na katarghs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ehen </text:p>
          </table:table-cell>
          <table:table-cell office:value-type="string">
            <text:p>arise, crea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cksichtlos </text:p>
          </table:table-cell>
          <table:table-cell office:value-type="string">
            <text:p>ruthless, adistak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fallen 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95">
          <table:table-cell table:style-name="ce273" office:value-type="string">
            <text:p>Auch die beste Verfassung ist ohne den engagierten Einsatz der Bürgerinnen und Bürger für Freiheit, Demokratie und Rechtsstaatlichkeit gegenüber den Feinden letztlich wehrlos </text:p>
          </table:table-cell>
          <table:table-cell table:style-name="ce273" office:value-type="string">
            <text:p>Even without the commitment of citizens to freedom, democracy and the rule of law, the best constitution is ultimately defenseless against its enemies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Bekenntnis </text:p>
          </table:table-cell>
          <table:table-cell office:value-type="string">
            <text:p>exomolog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 nähen </text:p>
          </table:table-cell>
          <table:table-cell office:value-type="string">
            <text:p>na rav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borgenheit </text:p>
          </table:table-cell>
          <table:table-cell office:value-type="string">
            <text:p>secu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egt </text:p>
          </table:table-cell>
          <table:table-cell office:value-type="string">
            <text:p>emotion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anz </text:p>
          </table:table-cell>
          <table:table-cell office:value-type="string">
            <text:p>cock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asche ich sehr gern </text:p>
          </table:table-cell>
          <table:table-cell office:value-type="string">
            <text:p>I like to snack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Mensa </text:p>
          </table:table-cell>
          <table:table-cell office:value-type="string">
            <text:p>canteen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irre </text:p>
          </table:table-cell>
          <table:table-cell office:value-type="string">
            <text:p>crazy, insa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bschied vom Leben </text:p>
          </table:table-cell>
          <table:table-cell office:value-type="string">
            <text:p>apoxeretw thn zwh</text:p>
          </table:table-cell>
          <table:table-cell table:number-columns-repeated="1022"/>
        </table:table-row>
        <table:table-row table:style-name="ro37">
          <table:table-cell office:value-type="string">
            <text:p>wir schwören auf dich</text:p>
          </table:table-cell>
          <table:table-cell table:style-name="ce273" office:value-type="string">
            <text:p>we swear on you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bbing </text:p>
          </table:table-cell>
          <table:table-cell office:value-type="string">
            <text:p>ekfovismos</text:p>
          </table:table-cell>
          <table:table-cell table:number-columns-repeated="1022"/>
        </table:table-row>
        <table:table-row table:style-name="ro37">
          <table:table-cell office:value-type="string">
            <text:p>Schikanen</text:p>
          </table:table-cell>
          <table:table-cell office:value-type="string">
            <text:p>harras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komm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t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Friedhöfen </text:p>
          </table:table-cell>
          <table:table-cell office:value-type="string">
            <text:p>cemetery</text:p>
          </table:table-cell>
          <table:table-cell table:number-columns-repeated="1022"/>
        </table:table-row>
        <table:table-row table:style-name="ro37">
          <table:table-cell office:value-type="string">
            <text:p>was soll das</text:p>
          </table:table-cell>
          <table:table-cell office:value-type="string">
            <text:p>what is the point</text:p>
          </table:table-cell>
          <table:table-cell table:number-columns-repeated="1022"/>
        </table:table-row>
        <table:table-row table:style-name="ro96">
          <table:table-cell table:style-name="ce273" office:value-type="string">
            <text:p>Physics provides an explanation for some events. </text:p>
          </table:table-cell>
          <table:table-cell office:value-type="string">
            <text:p>Physik liefert eine Erkl<text:span text:style-name="T16">ärung für manche Ereignisse</text:span></text:p>
          </table:table-cell>
          <table:table-cell table:number-columns-repeated="1022"/>
        </table:table-row>
        <table:table-row table:style-name="ro37">
          <table:table-cell office:value-type="string">
            <text:p>wittert</text:p>
          </table:table-cell>
          <table:table-cell office:value-type="string">
            <text:p>suspect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lindern </text:p>
          </table:table-cell>
          <table:table-cell office:value-type="string">
            <text:p>alleviat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ndrang 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rg </text:p>
          </table:table-cell>
          <table:table-cell office:value-type="string">
            <text:p>b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ordnung </text:p>
          </table:table-cell>
          <table:table-cell office:value-type="string">
            <text:p>regulation</text:p>
          </table:table-cell>
          <table:table-cell table:number-columns-repeated="1022"/>
        </table:table-row>
        <table:table-row table:style-name="ro37">
          <table:table-cell table:style-name="ce284" office:value-type="string">
            <text:p>erzeug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38">
          <table:table-cell office:value-type="string">
            <text:p>Die Medizin wirkt endlich.</text:p>
          </table:table-cell>
          <table:table-cell office:value-type="string">
            <text:p>the medicine is finally working</text:p>
            <text:p>The medicine works at la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zugänglich </text:p>
          </table:table-cell>
          <table:table-cell office:value-type="string">
            <text:p>acce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begriff von Luxus. </text:p>
          </table:table-cell>
          <table:table-cell office:value-type="string">
            <text:p>Epitome of luxury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Ansturm </text:p>
          </table:table-cell>
          <table:table-cell office:value-type="string">
            <text:p>the rush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 bist noch nicht dran.</text:p>
          </table:table-cell>
          <table:table-cell table:style-name="ce191" office:value-type="string">
            <text:p>It is not your turn yet</text:p>
          </table:table-cell>
          <table:table-cell table:number-columns-repeated="1022"/>
        </table:table-row>
        <table:table-row table:style-name="ro97">
          <table:table-cell table:style-name="ce273" office:value-type="string">
            <text:p>My mother always sets her coffee here. </text:p>
          </table:table-cell>
          <table:table-cell table:style-name="Default" office:value-type="string">
            <text:p>Meine Mutter <text:span text:style-name="T14">stellt</text:span> ihren </text:p>
            <text:p>Kaffee hier immer <text:span text:style-name="T14">ab</text:span>.</text:p>
          </table:table-cell>
          <table:table-cell table:style-name="ce288"/>
          <table:table-cell table:number-columns-repeated="1021"/>
        </table:table-row>
        <table:table-row table:style-name="ro38">
          <table:table-cell office:value-type="string">
            <text:p>We are putting the plates on the table.</text:p>
          </table:table-cell>
          <table:table-cell office:value-type="string">
            <text:p>Sir stellen die Teller auf den Tisch</text:p>
          </table:table-cell>
          <table:table-cell table:number-columns-repeated="1022"/>
        </table:table-row>
        <table:table-row table:style-name="ro38">
          <table:table-cell office:value-type="string">
            <text:p>Er ist bereit nach Kanada zu gehen.</text:p>
          </table:table-cell>
          <table:table-cell office:value-type="string">
            <text:p>he is ready to go to Canad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tellen </text:p>
          </table:table-cell>
          <table:table-cell office:value-type="string">
            <text:p>to hi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You believe in the words of God. </text:p>
          </table:table-cell>
          <table:table-cell table:number-columns-repeated="1023"/>
        </table:table-row>
        <table:table-row table:style-name="ro37">
          <table:table-cell office:value-type="string">
            <text:p>Those are the newest victims</text:p>
          </table:table-cell>
          <table:table-cell office:value-type="string">
            <text:p>die sind die neuesten Opfer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Where is the tallest mountain of this island? </text:p>
          </table:table-cell>
          <table:table-cell office:value-type="string">
            <text:p>Wo ist der h<text:span text:style-name="T16">öchste Berg dieser Insel?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uaranteed </text:p>
          </table:table-cell>
          <table:table-cell office:value-type="string">
            <text:p>gew<text:span text:style-name="T16">ährleiste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ch wurde so geboren. </text:p>
          </table:table-cell>
          <table:table-cell office:value-type="string">
            <text:p>I was born this wa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reichende </text:p>
          </table:table-cell>
          <table:table-cell office:value-type="string">
            <text:p>sufficient</text:p>
          </table:table-cell>
          <table:table-cell table:number-columns-repeated="1022"/>
        </table:table-row>
        <table:table-row table:style-name="ro38">
          <table:table-cell office:value-type="string">
            <text:p>Die Leistungen</text:p>
          </table:table-cell>
          <table:table-cell office:value-type="string">
            <text:p>the services, achievements, performance</text:p>
          </table:table-cell>
          <table:table-cell table:number-columns-repeated="1022"/>
        </table:table-row>
        <table:table-row table:style-name="ro37">
          <table:table-cell office:value-type="string">
            <text:p>die Ergebnisse</text:p>
          </table:table-cell>
          <table:table-cell office:value-type="string">
            <text:p>the results</text:p>
          </table:table-cell>
          <table:table-cell table:number-columns-repeated="1022"/>
        </table:table-row>
        <table:table-row table:style-name="ro37">
          <table:table-cell office:value-type="string">
            <text:p>die Ereignisse</text:p>
          </table:table-cell>
          <table:table-cell office:value-type="string">
            <text:p>the event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eswegen gehört auch der Mut dazu </text:p>
          </table:table-cell>
          <table:table-cell table:style-name="ce273" office:value-type="string">
            <text:p>That's why courage is need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tabliert </text:p>
          </table:table-cell>
          <table:table-cell table:style-name="ce273" office:value-type="string">
            <text:p>established 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oes the university student know the professor? </text:p>
          </table:table-cell>
          <table:table-cell office:value-type="string">
            <text:p>kennt der Student den Professor?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ladder is downstairs. </text:p>
          </table:table-cell>
          <table:table-cell office:value-type="string">
            <text:p>Die Leiter ist un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y father is upstairs. </text:p>
          </table:table-cell>
          <table:table-cell office:value-type="string">
            <text:p>Mein Vater ist ob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side and outside </text:p>
          </table:table-cell>
          <table:table-cell office:value-type="string">
            <text:p>Innen und au<text:span text:style-name="T16">ßen</text:span></text:p>
          </table:table-cell>
          <table:table-cell table:number-columns-repeated="1022"/>
        </table:table-row>
        <table:table-row table:style-name="ro37">
          <table:table-cell office:value-type="string">
            <text:p>tuaschen</text:p>
          </table:table-cell>
          <table:table-cell office:value-type="string">
            <text:p>exchange, swap</text:p>
          </table:table-cell>
          <table:table-cell table:number-columns-repeated="1022"/>
        </table:table-row>
        <table:table-row table:style-name="ro37">
          <table:table-cell office:value-type="string">
            <text:p>ratschlag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7">
          <table:table-cell office:value-type="string">
            <text:p>absicher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drängen </text:p>
          </table:table-cell>
          <table:table-cell office:value-type="string">
            <text:p>pres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heikel </text:p>
          </table:table-cell>
          <table:table-cell office:value-type="string">
            <text:p>trick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ter den Kulissen </text:p>
          </table:table-cell>
          <table:table-cell office:value-type="string">
            <text:p>backstage, paraskhniak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howing </text:p>
          </table:table-cell>
          <table:table-cell office:value-type="string">
            <text:p>zeige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lter </text:p>
          </table:table-cell>
          <table:table-cell office:value-type="string">
            <text:p>torture</text:p>
          </table:table-cell>
          <table:table-cell table:number-columns-repeated="1022"/>
        </table:table-row>
        <table:table-row table:style-name="ro47">
          <table:table-cell table:style-name="ce280" office:value-type="string">
            <text:p>angeklagte </text:p>
          </table:table-cell>
          <table:table-cell table:style-name="ce273" office:value-type="string">
            <text:p>accused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schreckend </text:p>
          </table:table-cell>
          <table:table-cell office:value-type="string">
            <text:p>frightin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reckig </text:p>
          </table:table-cell>
          <table:table-cell office:value-type="string">
            <text:p>dir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zweiflung </text:p>
          </table:table-cell>
          <table:table-cell office:value-type="string">
            <text:p>despai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ein </text:p>
          </table:table-cell>
          <table:table-cell office:value-type="string">
            <text:p>sto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n 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office:value-type="string">
            <text:p>ebenso</text:p>
          </table:table-cell>
          <table:table-cell office:value-type="string">
            <text:p>as well</text:p>
          </table:table-cell>
          <table:table-cell table:number-columns-repeated="1022"/>
        </table:table-row>
        <table:table-row table:style-name="ro37">
          <table:table-cell office:value-type="string">
            <text:p>are they new?</text:p>
          </table:table-cell>
          <table:table-cell office:value-type="string">
            <text:p>Sind sie neu?</text:p>
          </table:table-cell>
          <table:table-cell table:number-columns-repeated="1022"/>
        </table:table-row>
        <table:table-row table:style-name="ro37">
          <table:table-cell office:value-type="string">
            <text:p>Schnecke </text:p>
          </table:table-cell>
          <table:table-cell office:value-type="string">
            <text:p>snail</text:p>
          </table:table-cell>
          <table:table-cell table:number-columns-repeated="1022"/>
        </table:table-row>
        <table:table-row table:style-name="ro66">
          <table:table-cell office:value-type="string">
            <text:p>We go north.</text:p>
          </table:table-cell>
          <table:table-cell office:value-type="string">
            <text:p>Wir gehen Richtung Norden</text:p>
          </table:table-cell>
          <table:table-cell table:number-columns-repeated="1022"/>
        </table:table-row>
        <table:table-row table:style-name="ro37">
          <table:table-cell office:value-type="string">
            <text:p>Bieg nach links ab.</text:p>
          </table:table-cell>
          <table:table-cell office:value-type="string">
            <text:p>Turn left</text:p>
          </table:table-cell>
          <table:table-cell table:number-columns-repeated="1022"/>
        </table:table-row>
        <table:table-row table:style-name="ro37">
          <table:table-cell office:value-type="string">
            <text:p>der Osten</text:p>
          </table:table-cell>
          <table:table-cell office:value-type="string">
            <text:p>the East</text:p>
          </table:table-cell>
          <table:table-cell table:number-columns-repeated="1022"/>
        </table:table-row>
        <table:table-row table:style-name="ro37">
          <table:table-cell office:value-type="string">
            <text:p>The South</text:p>
          </table:table-cell>
          <table:table-cell office:value-type="string">
            <text:p>S<text:span text:style-name="T16">üden</text:span></text:p>
          </table:table-cell>
          <table:table-cell table:number-columns-repeated="1022"/>
        </table:table-row>
        <table:table-row table:style-name="ro37">
          <table:table-cell office:value-type="string">
            <text:p>grandson</text:p>
          </table:table-cell>
          <table:table-cell office:value-type="string">
            <text:p>Enkel</text:p>
          </table:table-cell>
          <table:table-cell table:number-columns-repeated="1022"/>
        </table:table-row>
        <table:table-row table:style-name="ro37">
          <table:table-cell office:value-type="string">
            <text:p>relationships</text:p>
          </table:table-cell>
          <table:table-cell office:value-type="string">
            <text:p>Verbindungen, Beziehun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Your fathers are old. </text:p>
          </table:table-cell>
          <table:table-cell office:value-type="string">
            <text:p>Eure V<text:span text:style-name="T16">äter sind Alte</text:span></text:p>
          </table:table-cell>
          <table:table-cell table:number-columns-repeated="1022"/>
        </table:table-row>
        <table:table-row table:style-name="ro37">
          <table:table-cell office:value-type="string">
            <text:p>mothers</text:p>
          </table:table-cell>
          <table:table-cell office:value-type="string">
            <text:p>M<text:span text:style-name="T16">ütter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fahren </text:p>
          </table:table-cell>
          <table:table-cell office:value-type="string">
            <text:p>metho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pricht </text:p>
          </table:table-cell>
          <table:table-cell office:value-type="string">
            <text:p>correspond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chten </text:p>
          </table:table-cell>
          <table:table-cell office:value-type="string">
            <text:p>to we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<text:a xlink:href="https://www.spiegel.de/forum/wirtschaft/hohe-steuern-und-arbeitskosten-auslaendische-firmen-investieren-weniger-deutschlan-thread-912038-1.html#postbit_75908680">Das Grauen..</text:a> </text:p>
          </table:table-cell>
          <table:table-cell office:value-type="string">
            <text:p>the horror</text:p>
          </table:table-cell>
          <table:table-cell table:number-columns-repeated="1022"/>
        </table:table-row>
        <table:table-row table:style-name="ro38">
          <table:table-cell table:style-name="Default" office:value-type="string">
            <text:p>Elon Musks Unternehmen</text:p>
            <text:p><text:s/>Lässt sich das gut bezahlen. </text:p>
          </table:table-cell>
          <table:table-cell office:value-type="string">
            <text:p>Ellon musk's company pays wel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atz </text:p>
          </table:table-cell>
          <table:table-cell office:value-type="string">
            <text:p>sal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and </text:p>
          </table:table-cell>
          <table:table-cell office:value-type="string">
            <text:p>originated</text:p>
          </table:table-cell>
          <table:table-cell table:number-columns-repeated="1022"/>
        </table:table-row>
        <table:table-row table:style-name="ro37">
          <table:table-cell office:value-type="string">
            <text:p>divers</text:p>
          </table:table-cell>
          <table:table-cell office:value-type="string">
            <text:p>miscellaneo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eichnung 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37">
          <table:table-cell table:style-name="ce282" office:value-type="string">
            <text:p>Träne </text:p>
          </table:table-cell>
          <table:table-cell office:value-type="string">
            <text:p>t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lag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office:value-type="string">
            <text:p>Anteilnahme</text:p>
          </table:table-cell>
          <table:table-cell office:value-type="string">
            <text:p>sympathy</text:p>
          </table:table-cell>
          <table:table-cell table:number-columns-repeated="1022"/>
        </table:table-row>
        <table:table-row table:style-name="ro98">
          <table:table-cell table:style-name="ce273" office:value-type="string">
            <text:p>das besorgt eher, als dass es beruhigt </text:p>
          </table:table-cell>
          <table:table-cell table:style-name="ce273" office:value-type="string">
            <text:p>that worries rather than calms down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erkwürdig </text:p>
          </table:table-cell>
          <table:table-cell office:value-type="string">
            <text:p>stran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üchtern </text:p>
          </table:table-cell>
          <table:table-cell office:value-type="string">
            <text:p>shy</text:p>
          </table:table-cell>
          <table:table-cell table:number-columns-repeated="1022"/>
        </table:table-row>
        <table:table-row table:style-name="ro37">
          <table:table-cell office:value-type="string">
            <text:p>unangenehm</text:p>
          </table:table-cell>
          <table:table-cell office:value-type="string">
            <text:p>dysares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illigen </text:p>
          </table:table-cell>
          <table:table-cell office:value-type="string">
            <text:p>appro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ständigt 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stungsgütern </text:p>
          </table:table-cell>
          <table:table-cell office:value-type="string">
            <text:p>military equipmen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Nehmen wir an </text:p>
          </table:table-cell>
          <table:table-cell office:value-type="string">
            <text:p>let us assum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office:value-type="string">
            <text:p>Übernahme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7">
          <table:table-cell office:value-type="string">
            <text:p>Dirigenten</text:p>
          </table:table-cell>
          <table:table-cell office:value-type="string">
            <text:p>conductor</text:p>
          </table:table-cell>
          <table:table-cell table:number-columns-repeated="1022"/>
        </table:table-row>
        <table:table-row table:style-name="ro37">
          <table:table-cell office:value-type="string">
            <text:p>Geige </text:p>
          </table:table-cell>
          <table:table-cell office:value-type="string">
            <text:p>violin</text:p>
          </table:table-cell>
          <table:table-cell table:number-columns-repeated="1022"/>
        </table:table-row>
        <table:table-row table:style-name="ro37">
          <table:table-cell office:value-type="string">
            <text:p>black</text:p>
          </table:table-cell>
          <table:table-cell office:value-type="string">
            <text:p>schwarz</text:p>
          </table:table-cell>
          <table:table-cell table:number-columns-repeated="1022"/>
        </table:table-row>
        <table:table-row table:style-name="ro37">
          <table:table-cell office:value-type="string">
            <text:p>roof</text:p>
          </table:table-cell>
          <table:table-cell office:value-type="string">
            <text:p>Dac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gangsfrist </text:p>
          </table:table-cell>
          <table:table-cell office:value-type="string">
            <text:p>transition period</text:p>
          </table:table-cell>
          <table:table-cell table:number-columns-repeated="1022"/>
        </table:table-row>
        <table:table-row table:style-name="ro37">
          <table:table-cell office:value-type="string">
            <text:p>scharf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7">
          <table:table-cell office:value-type="string">
            <text:p>geehrt</text:p>
          </table:table-cell>
          <table:table-cell office:value-type="string">
            <text:p>hon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hrenamtlichen </text:p>
          </table:table-cell>
          <table:table-cell office:value-type="string">
            <text:p>volunteer</text:p>
          </table:table-cell>
          <table:table-cell table:number-columns-repeated="1022"/>
        </table:table-row>
        <table:table-row table:style-name="ro37">
          <table:table-cell office:value-type="string">
            <text:p>Hopefully</text:p>
          </table:table-cell>
          <table:table-cell table:style-name="ce273" office:value-type="string">
            <text:p>Hoffentlich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es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n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m Verhältnis </text:p>
          </table:table-cell>
          <table:table-cell office:value-type="string">
            <text:p>in relationship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hrlichkeit</text:p>
          </table:table-cell>
          <table:table-cell office:value-type="string">
            <text:p>hones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rise </text:p>
          </table:table-cell>
          <table:table-cell office:value-type="string">
            <text:p>aerak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t </text:p>
          </table:table-cell>
          <table:table-cell office:value-type="string">
            <text:p>confirm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uldigung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nittstellen </text:p>
          </table:table-cell>
          <table:table-cell office:value-type="string">
            <text:p>interfa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b </text:p>
          </table:table-cell>
          <table:table-cell office:value-type="string">
            <text:p>prai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setzlich </text:p>
          </table:table-cell>
          <table:table-cell office:value-type="string">
            <text:p>leg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merksam </text:p>
          </table:table-cell>
          <table:table-cell office:value-type="string">
            <text:p>atten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angfristig </text:p>
          </table:table-cell>
          <table:table-cell office:value-type="string">
            <text:p>Long-term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orstoß </text:p>
          </table:table-cell>
          <table:table-cell office:value-type="string">
            <text:p>Initiati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änze </text:p>
          </table:table-cell>
          <table:table-cell office:value-type="string">
            <text:p>dick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ung </text:p>
          </table:table-cell>
          <table:table-cell office:value-type="string">
            <text:p>insult</text:p>
          </table:table-cell>
          <table:table-cell table:number-columns-repeated="1022"/>
        </table:table-row>
        <table:table-row table:style-name="ro38">
          <table:table-cell office:value-type="string">
            <text:p><text:s/>Und das hat Ihnen auch nichts ausgemacht?</text:p>
          </table:table-cell>
          <table:table-cell office:value-type="string">
            <text:p>you do not mi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iedlich </text:p>
          </table:table-cell>
          <table:table-cell office:value-type="string">
            <text:p>cu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etzen </text:p>
          </table:table-cell>
          <table:table-cell office:value-type="string">
            <text:p>fr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euern </text:p>
          </table:table-cell>
          <table:table-cell office:value-type="string">
            <text:p>to fuel</text:p>
          </table:table-cell>
          <table:table-cell table:number-columns-repeated="1022"/>
        </table:table-row>
        <table:table-row table:style-name="ro37">
          <table:table-cell office:value-type="string">
            <text:p>Genusses</text:p>
          </table:table-cell>
          <table:table-cell office:value-type="string">
            <text:p>enjoy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dernis </text:p>
          </table:table-cell>
          <table:table-cell office:value-type="string">
            <text:p>obstacle</text:p>
          </table:table-cell>
          <table:table-cell table:number-columns-repeated="1022"/>
        </table:table-row>
        <table:table-row table:style-name="ro37">
          <table:table-cell office:value-type="string">
            <text:p>Vorz<text:span text:style-name="T16">üge</text:span></text:p>
          </table:table-cell>
          <table:table-cell office:value-type="string">
            <text:p>benefi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ürzt </text:p>
          </table:table-cell>
          <table:table-cell office:value-type="string">
            <text:p>redu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richtun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örtlich </text:p>
          </table:table-cell>
          <table:table-cell office:value-type="string">
            <text:p>loc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duld </text:p>
          </table:table-cell>
          <table:table-cell office:value-type="string">
            <text:p>pat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nahme </text:p>
          </table:table-cell>
          <table:table-cell office:value-type="string">
            <text:p>ypodox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künfte </text:p>
          </table:table-cell>
          <table:table-cell office:value-type="string">
            <text:p>accomodations</text:p>
          </table:table-cell>
          <table:table-cell table:number-columns-repeated="1022"/>
        </table:table-row>
        <table:table-row table:style-name="ro37">
          <table:table-cell office:value-type="string">
            <text:p>einst<text:span text:style-name="T16">ürze</text:span></text:p>
          </table:table-cell>
          <table:table-cell office:value-type="string">
            <text:p>collap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deketten </text:p>
          </table:table-cell>
          <table:table-cell office:value-type="string">
            <text:p>fashion chain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Job kündigen </text:p>
          </table:table-cell>
          <table:table-cell office:value-type="string">
            <text:p>job cancell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schlechte Ruf der Drohnen</text:p>
          </table:table-cell>
          <table:table-cell office:value-type="string">
            <text:p>The bad reputation of drone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aber zum Wohl der Menschen eingesetzt </text:p>
          </table:table-cell>
          <table:table-cell office:value-type="string">
            <text:p>to be used for the good of the peopl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heerend </text:p>
          </table:table-cell>
          <table:table-cell office:value-type="string">
            <text:p>devastating</text:p>
          </table:table-cell>
          <table:table-cell table:number-columns-repeated="1022"/>
        </table:table-row>
        <table:table-row table:style-name="ro47">
          <table:table-cell table:style-name="ce280" office:value-type="string">
            <text:p>Das Verhältnis </text:p>
          </table:table-cell>
          <table:table-cell office:value-type="string">
            <text:p>the relatio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lobte 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hervorzuheben </text:p>
          </table:table-cell>
          <table:table-cell office:value-type="string">
            <text:p>highlight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langt</text:p>
          </table:table-cell>
          <table:table-cell office:value-type="string">
            <text:p>requir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Tal </text:p>
          </table:table-cell>
          <table:table-cell office:value-type="string">
            <text:p>valle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1022"/>
        </table:table-row>
        <table:table-row table:style-name="ro47">
          <table:table-cell office:value-type="string">
            <text:p>verklagen</text:p>
          </table:table-cell>
          <table:table-cell office:value-type="string">
            <text:p>to sue, kanw mhnysh</text:p>
          </table:table-cell>
          <table:table-cell table:number-columns-repeated="1022"/>
        </table:table-row>
        <table:table-row table:style-name="ro47" table:number-rows-repeated="1047659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ce191"/>
        <table:table-column table:style-name="co66" table:default-cell-style-name="ce191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</text:span><text:span text:style-name="T7">geholfen habe.</text:span></text:p>
          </table:table-cell>
          <table:table-cell office:value-type="string">
            <text:p>This is the man i helped</text:p>
          </table:table-cell>
        </table:table-row>
        <table:table-row table:style-name="ro38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</text:span><text:span text:style-name="T11">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345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</text:span><text:span text:style-name="T11">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344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3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3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3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3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3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3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3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1">ge</text:span><text:span text:style-name="T22">ändert</text:span></text:p>
          </table:table-cell>
        </table:table-row>
        <table:table-row table:style-name="ro3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3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3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3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38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3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3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90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90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3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90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90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3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90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94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94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90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3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90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90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90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90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3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3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90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90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90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3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90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90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90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42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38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65">
          <table:table-cell table:style-name="ce273" office:value-type="string">
            <text:p>We are talking about the grandfather. </text:p>
          </table:table-cell>
          <table:table-cell office:value-type="string">
            <text:p>Wir sprechen vom Großvater.</text:p>
            <text:p>Wir sprechen <text:span text:style-name="T16">über den Grossvater</text:span></text:p>
          </table:table-cell>
        </table:table-row>
        <table:table-row table:style-name="ro47">
          <table:table-cell table:style-name="ce273" office:value-type="string">
            <text:p>He holds the diseases responsible. </text:p>
          </table:table-cell>
          <table:table-cell office:value-type="string">
            <text:p>Er macht the diseases responsible</text:p>
          </table:table-cell>
        </table:table-row>
        <table:table-row table:style-name="ro47">
          <table:table-cell table:style-name="Default" table:number-columns-repeated="2"/>
        </table:table-row>
        <table:table-row table:style-name="ro47" table:number-rows-repeated="1048447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21" table:print="false">
        <office:forms form:automatic-focus="false" form:apply-design-mode="false"/>
        <table:table-column table:style-name="co68" table:default-cell-style-name="ce154"/>
        <table:table-column table:style-name="co69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115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92">
          <table:table-cell table:style-name="ce273" office:value-type="string">
            <text:p>I will explain everything to you over lunch. </text:p>
          </table:table-cell>
          <table:table-cell office:value-type="string">
            <text:p>Ich werde dir beim Mittagessen alles erklären.</text:p>
          </table:table-cell>
        </table:table-row>
        <table:table-row table:style-name="ro47">
          <table:table-cell table:style-name="ce273" office:value-type="string">
            <text:p>You will notice that soon. </text:p>
          </table:table-cell>
          <table:table-cell table:style-name="Default" office:value-type="string">
            <text:p>Das wirst du bald merken.</text:p>
          </table:table-cell>
        </table:table-row>
        <table:table-row table:style-name="ro47" table:number-rows-repeated="1048552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2" table:print="false">
        <office:forms form:automatic-focus="false" form:apply-design-mode="false"/>
        <table:table-column table:style-name="co53" table:default-cell-style-name="ce191"/>
        <table:table-column table:style-name="co54" table:default-cell-style-name="ce191"/>
        <table:table-column table:style-name="co5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" table:default-cell-style-name="Default"/>
        <table:table-row table:style-name="ro94">
          <table:table-cell table:style-name="ce291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92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92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4">
          <table:table-cell table:style-name="ce291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293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90">
          <table:table-cell table:style-name="ce293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293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294" office:value-type="string">
            <text:p>Gender and Case</text:p>
          </table:table-cell>
          <table:table-cell table:style-name="ce311" office:value-type="string">
            <text:p>Definite Article</text:p>
          </table:table-cell>
          <table:table-cell table:style-name="ce311" office:value-type="string">
            <text:p>der-word Endings</text:p>
          </table:table-cell>
          <table:table-cell table:style-name="ce311" office:value-type="string">
            <text:p>Pronoun (possessive)</text:p>
          </table:table-cell>
          <table:table-cell table:style-name="ce316" office:value-type="string">
            <text:p>Strong Adjective Endings</text:p>
          </table:table-cell>
          <table:table-cell table:style-name="ce313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95" office:value-type="string" table:number-columns-spanned="6" table:number-rows-spanned="1">
            <text:p>Masculine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er</text:p>
          </table:table-cell>
          <table:table-cell table:style-name="ce317" office:value-type="string">
            <text:p>-er</text:p>
          </table:table-cell>
          <table:table-cell table:style-name="ce291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en</text:p>
          </table:table-cell>
          <table:table-cell table:style-name="ce291" office:value-type="string">
            <text:p>-en</text:p>
          </table:table-cell>
          <table:table-cell table:style-name="ce291" office:value-type="string">
            <text:p>ihn</text:p>
          </table:table-cell>
          <table:table-cell table:style-name="ce317" office:value-type="string">
            <text:p>-en</text:p>
          </table:table-cell>
          <table:table-cell table:style-name="ce291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m</text:p>
          </table:table-cell>
          <table:table-cell table:style-name="ce291" office:value-type="string">
            <text:p>-em</text:p>
          </table:table-cell>
          <table:table-cell table:style-name="ce291" office:value-type="string">
            <text:p>ihm</text:p>
          </table:table-cell>
          <table:table-cell table:style-name="ce317" office:value-type="string">
            <text:p>-em</text:p>
          </table:table-cell>
          <table:table-cell table:style-name="ce291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296" office:value-type="string">
            <text:p>Genitive</text:p>
          </table:table-cell>
          <table:table-cell table:style-name="ce291" office:value-type="string">
            <text:p>des + 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style-name="ce291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95" office:value-type="string" table:number-columns-spanned="6" table:number-rows-spanned="1">
            <text:p>Neuter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a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1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a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es</text:p>
          </table:table-cell>
          <table:table-cell table:style-name="ce317" office:value-type="string">
            <text:p>-es</text:p>
          </table:table-cell>
          <table:table-cell table:style-name="ce291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m</text:p>
          </table:table-cell>
          <table:table-cell table:style-name="ce291" office:value-type="string">
            <text:p>-em</text:p>
          </table:table-cell>
          <table:table-cell table:style-name="ce291" office:value-type="string">
            <text:p>ihm</text:p>
          </table:table-cell>
          <table:table-cell table:style-name="ce317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296" office:value-type="string">
            <text:p>Genitive</text:p>
          </table:table-cell>
          <table:table-cell table:style-name="ce291" office:value-type="string">
            <text:p>des + s</text:p>
          </table:table-cell>
          <table:table-cell table:style-name="ce291" office:value-type="string">
            <text:p>-es</text:p>
          </table:table-cell>
          <table:table-cell table:style-name="ce291" office:value-type="string">
            <text:p>(sein-) (corresponding "s")</text:p>
          </table:table-cell>
          <table:table-cell table:style-name="ce317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95" office:value-type="string" table:number-columns-spanned="6" table:number-rows-spanned="1">
            <text:p>Feminine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ihr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Genitive</text:p>
          </table:table-cell>
          <table:table-cell table:style-name="ce291" office:value-type="string">
            <text:p>der</text:p>
          </table:table-cell>
          <table:table-cell table:style-name="ce291" office:value-type="string">
            <text:p>-er</text:p>
          </table:table-cell>
          <table:table-cell table:style-name="ce291" office:value-type="string">
            <text:p>(ihr-)</text:p>
          </table:table-cell>
          <table:table-cell table:style-name="ce317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95" office:value-type="string" table:number-columns-spanned="6" table:number-rows-spanned="1">
            <text:p>Plural</text:p>
          </table:table-cell>
          <table:covered-table-cell table:number-columns-repeated="5" table:style-name="ce295"/>
          <table:table-cell table:number-columns-repeated="2"/>
        </table:table-row>
        <table:table-row table:style-name="ro47">
          <table:table-cell table:style-name="ce296" office:value-type="string">
            <text:p>Nomin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Accusative</text:p>
          </table:table-cell>
          <table:table-cell table:style-name="ce291" office:value-type="string">
            <text:p>die</text:p>
          </table:table-cell>
          <table:table-cell table:style-name="ce291" office:value-type="string">
            <text:p>-e</text:p>
          </table:table-cell>
          <table:table-cell table:style-name="ce291" office:value-type="string">
            <text:p>sie</text:p>
          </table:table-cell>
          <table:table-cell table:style-name="ce317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6" office:value-type="string">
            <text:p>Dative</text:p>
          </table:table-cell>
          <table:table-cell table:style-name="ce291" office:value-type="string">
            <text:p>den + n</text:p>
          </table:table-cell>
          <table:table-cell table:style-name="ce291" office:value-type="string">
            <text:p>-en</text:p>
          </table:table-cell>
          <table:table-cell table:style-name="ce291" office:value-type="string">
            <text:p>ihnen N.B.(2)</text:p>
          </table:table-cell>
          <table:table-cell table:style-name="ce317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297" office:value-type="string">
            <text:p>Geni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(ihr-)</text:p>
          </table:table-cell>
          <table:table-cell table:style-name="ce318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298"/>
          <table:table-cell table:style-name="ce313" office:value-type="string">
            <text:p>Masculine</text:p>
          </table:table-cell>
          <table:table-cell table:style-name="ce313" office:value-type="string">
            <text:p>Neuter</text:p>
          </table:table-cell>
          <table:table-cell table:style-name="ce313" office:value-type="string">
            <text:p>Feminine</text:p>
          </table:table-cell>
          <table:table-cell table:style-name="ce313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Nominative</text:p>
          </table:table-cell>
          <table:table-cell table:style-name="ce291" office:value-type="string">
            <text:p>alter</text:p>
          </table:table-cell>
          <table:table-cell table:style-name="ce291" office:value-type="string">
            <text:p>altes</text:p>
          </table:table-cell>
          <table:table-cell table:style-name="ce291" office:value-type="string">
            <text:p>alte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Geni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Da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office:value-type="string">
            <text:p>Accusative</text:p>
          </table:table-cell>
          <table:table-cell table:style-name="ce291" office:value-type="string">
            <text:p>alten</text:p>
          </table:table-cell>
          <table:table-cell table:style-name="ce291" office:value-type="string">
            <text:p>altes</text:p>
          </table:table-cell>
          <table:table-cell table:style-name="ce291" office:value-type="string">
            <text:p>alte</text:p>
          </table:table-cell>
          <table:table-cell table:style-name="ce291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91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3">
          <table:table-cell table:style-name="ce299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300"/>
          <table:table-cell table:style-name="ce314" office:value-type="string">
            <text:p>müssen</text:p>
          </table:table-cell>
          <table:table-cell table:style-name="ce314" office:value-type="string">
            <text:p>können</text:p>
          </table:table-cell>
          <table:table-cell table:style-name="ce314" office:value-type="string">
            <text:p>dürfen</text:p>
          </table:table-cell>
          <table:table-cell table:style-name="ce314" office:value-type="string">
            <text:p>sollen</text:p>
          </table:table-cell>
          <table:table-cell table:style-name="ce314" office:value-type="string">
            <text:p>wollen</text:p>
          </table:table-cell>
          <table:table-cell table:style-name="ce314" office:value-type="string">
            <text:p>mögen*</text:p>
          </table:table-cell>
          <table:table-cell table:style-name="ce314" office:value-type="string">
            <text:p>möchten**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present</text:p>
          </table:table-cell>
          <table:covered-table-cell table:number-columns-repeated="7" table:style-name="ce301"/>
        </table:table-row>
        <table:table-row table:style-name="ro37">
          <table:table-cell table:style-name="ce302" office:value-type="string">
            <text:p>ich </text:p>
          </table:table-cell>
          <table:table-cell table:style-name="ce303" office:value-type="string">
            <text:p>muss</text:p>
          </table:table-cell>
          <table:table-cell table:style-name="ce303" office:value-type="string">
            <text:p>kann</text:p>
          </table:table-cell>
          <table:table-cell table:style-name="ce303" office:value-type="string">
            <text:p>darf</text:p>
          </table:table-cell>
          <table:table-cell table:style-name="ce303" office:value-type="string">
            <text:p>soll</text:p>
          </table:table-cell>
          <table:table-cell table:style-name="ce303" office:value-type="string">
            <text:p>will</text:p>
          </table:table-cell>
          <table:table-cell table:style-name="ce303" office:value-type="string">
            <text:p>mag</text:p>
          </table:table-cell>
          <table:table-cell table:style-name="ce303" office:value-type="string">
            <text:p>möchte</text:p>
          </table:table-cell>
        </table:table-row>
        <table:table-row table:style-name="ro37">
          <table:table-cell table:style-name="ce302" office:value-type="string">
            <text:p>du </text:p>
          </table:table-cell>
          <table:table-cell table:style-name="ce303" office:value-type="string">
            <text:p>musst</text:p>
          </table:table-cell>
          <table:table-cell table:style-name="ce303" office:value-type="string">
            <text:p>kannst</text:p>
          </table:table-cell>
          <table:table-cell table:style-name="ce303" office:value-type="string">
            <text:p>darfst</text:p>
          </table:table-cell>
          <table:table-cell table:style-name="ce303" office:value-type="string">
            <text:p>sollst</text:p>
          </table:table-cell>
          <table:table-cell table:style-name="ce303" office:value-type="string">
            <text:p>willst</text:p>
          </table:table-cell>
          <table:table-cell table:style-name="ce303" office:value-type="string">
            <text:p>magst</text:p>
          </table:table-cell>
          <table:table-cell table:style-name="ce303" office:value-type="string">
            <text:p>möchtest</text:p>
          </table:table-cell>
        </table:table-row>
        <table:table-row table:style-name="ro37">
          <table:table-cell table:style-name="ce302" office:value-type="string">
            <text:p>er/sie/es/man </text:p>
          </table:table-cell>
          <table:table-cell table:style-name="ce303" office:value-type="string">
            <text:p>muss</text:p>
          </table:table-cell>
          <table:table-cell table:style-name="ce303" office:value-type="string">
            <text:p>kann</text:p>
          </table:table-cell>
          <table:table-cell table:style-name="ce303" office:value-type="string">
            <text:p>darf</text:p>
          </table:table-cell>
          <table:table-cell table:style-name="ce303" office:value-type="string">
            <text:p>soll</text:p>
          </table:table-cell>
          <table:table-cell table:style-name="ce303" office:value-type="string">
            <text:p>will</text:p>
          </table:table-cell>
          <table:table-cell table:style-name="ce303" office:value-type="string">
            <text:p>mag</text:p>
          </table:table-cell>
          <table:table-cell table:style-name="ce303" office:value-type="string">
            <text:p>möchte</text:p>
          </table:table-cell>
        </table:table-row>
        <table:table-row table:style-name="ro37">
          <table:table-cell table:style-name="ce302" office:value-type="string">
            <text:p>wir </text:p>
          </table:table-cell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</text:p>
          </table:table-cell>
          <table:table-cell table:style-name="ce303" office:value-type="string">
            <text:p>möchten</text:p>
          </table:table-cell>
        </table:table-row>
        <table:table-row table:style-name="ro37">
          <table:table-cell table:style-name="ce302" office:value-type="string">
            <text:p>ihr </text:p>
          </table:table-cell>
          <table:table-cell table:style-name="ce303" office:value-type="string">
            <text:p>müsst</text:p>
          </table:table-cell>
          <table:table-cell table:style-name="ce303" office:value-type="string">
            <text:p>könnt</text:p>
          </table:table-cell>
          <table:table-cell table:style-name="ce303" office:value-type="string">
            <text:p>dürft</text:p>
          </table:table-cell>
          <table:table-cell table:style-name="ce303" office:value-type="string">
            <text:p>sollt</text:p>
          </table:table-cell>
          <table:table-cell table:style-name="ce303" office:value-type="string">
            <text:p>wollt</text:p>
          </table:table-cell>
          <table:table-cell table:style-name="ce303" office:value-type="string">
            <text:p>mögt</text:p>
          </table:table-cell>
          <table:table-cell table:style-name="ce303" office:value-type="string">
            <text:p>möchtet</text:p>
          </table:table-cell>
        </table:table-row>
        <table:table-row table:style-name="ro37">
          <table:table-cell table:style-name="ce302" office:value-type="string">
            <text:p>sie/Sie </text:p>
          </table:table-cell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</text:p>
          </table:table-cell>
          <table:table-cell table:style-name="ce303" office:value-type="string">
            <text:p>möchten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simple past</text:p>
          </table:table-cell>
          <table:covered-table-cell table:number-columns-repeated="7" table:style-name="ce301"/>
        </table:table-row>
        <table:table-row table:style-name="ro37">
          <table:table-cell table:style-name="ce302" office:value-type="string">
            <text:p>ich </text:p>
          </table:table-cell>
          <table:table-cell table:style-name="ce303" office:value-type="string">
            <text:p>musste</text:p>
          </table:table-cell>
          <table:table-cell table:style-name="ce303" office:value-type="string">
            <text:p>konnte</text:p>
          </table:table-cell>
          <table:table-cell table:style-name="ce303" office:value-type="string">
            <text:p>du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ochte</text:p>
          </table:table-cell>
          <table:table-cell table:style-name="ce303" office:value-type="string">
            <text:p>wollte</text:p>
          </table:table-cell>
        </table:table-row>
        <table:table-row table:style-name="ro37">
          <table:table-cell table:style-name="ce302" office:value-type="string">
            <text:p>du </text:p>
          </table:table-cell>
          <table:table-cell table:style-name="ce303" office:value-type="string">
            <text:p>musstest</text:p>
          </table:table-cell>
          <table:table-cell table:style-name="ce303" office:value-type="string">
            <text:p>konntest</text:p>
          </table:table-cell>
          <table:table-cell table:style-name="ce303" office:value-type="string">
            <text:p>durftest</text:p>
          </table:table-cell>
          <table:table-cell table:style-name="ce303" office:value-type="string">
            <text:p>solltest</text:p>
          </table:table-cell>
          <table:table-cell table:style-name="ce303" office:value-type="string">
            <text:p>wolltest</text:p>
          </table:table-cell>
          <table:table-cell table:style-name="ce303" office:value-type="string">
            <text:p>mochtest</text:p>
          </table:table-cell>
          <table:table-cell table:style-name="ce303" office:value-type="string">
            <text:p>wolltest</text:p>
          </table:table-cell>
        </table:table-row>
        <table:table-row table:style-name="ro37">
          <table:table-cell table:style-name="ce302" office:value-type="string">
            <text:p>er/sie/es/man </text:p>
          </table:table-cell>
          <table:table-cell table:style-name="ce303" office:value-type="string">
            <text:p>musste</text:p>
          </table:table-cell>
          <table:table-cell table:style-name="ce303" office:value-type="string">
            <text:p>konnte</text:p>
          </table:table-cell>
          <table:table-cell table:style-name="ce303" office:value-type="string">
            <text:p>du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ochte</text:p>
          </table:table-cell>
          <table:table-cell table:style-name="ce303" office:value-type="string">
            <text:p>wollte</text:p>
          </table:table-cell>
        </table:table-row>
        <table:table-row table:style-name="ro37">
          <table:table-cell table:style-name="ce302" office:value-type="string">
            <text:p>wir </text:p>
          </table:table-cell>
          <table:table-cell table:style-name="ce303" office:value-type="string">
            <text:p>mussten</text:p>
          </table:table-cell>
          <table:table-cell table:style-name="ce303" office:value-type="string">
            <text:p>konnten</text:p>
          </table:table-cell>
          <table:table-cell table:style-name="ce303" office:value-type="string">
            <text:p>durften</text:p>
          </table:table-cell>
          <table:table-cell table:style-name="ce303" office:value-type="string">
            <text:p>sollten</text:p>
          </table:table-cell>
          <table:table-cell table:style-name="ce303" office:value-type="string">
            <text:p>wollten</text:p>
          </table:table-cell>
          <table:table-cell table:style-name="ce303" office:value-type="string">
            <text:p>mochten</text:p>
          </table:table-cell>
          <table:table-cell table:style-name="ce303" office:value-type="string">
            <text:p>wollten</text:p>
          </table:table-cell>
        </table:table-row>
        <table:table-row table:style-name="ro37">
          <table:table-cell table:style-name="ce302" office:value-type="string">
            <text:p>ihr </text:p>
          </table:table-cell>
          <table:table-cell table:style-name="ce303" office:value-type="string">
            <text:p>musstet</text:p>
          </table:table-cell>
          <table:table-cell table:style-name="ce303" office:value-type="string">
            <text:p>konntet</text:p>
          </table:table-cell>
          <table:table-cell table:style-name="ce303" office:value-type="string">
            <text:p>durftet</text:p>
          </table:table-cell>
          <table:table-cell table:style-name="ce303" office:value-type="string">
            <text:p>solltet</text:p>
          </table:table-cell>
          <table:table-cell table:style-name="ce303" office:value-type="string">
            <text:p>wolltet</text:p>
          </table:table-cell>
          <table:table-cell table:style-name="ce303" office:value-type="string">
            <text:p>mochtet</text:p>
          </table:table-cell>
          <table:table-cell table:style-name="ce303" office:value-type="string">
            <text:p>wolltet</text:p>
          </table:table-cell>
        </table:table-row>
        <table:table-row table:style-name="ro37">
          <table:table-cell table:style-name="ce302" office:value-type="string">
            <text:p>sie/Sie </text:p>
          </table:table-cell>
          <table:table-cell table:style-name="ce303" office:value-type="string">
            <text:p>mussten</text:p>
          </table:table-cell>
          <table:table-cell table:style-name="ce303" office:value-type="string">
            <text:p>konnten</text:p>
          </table:table-cell>
          <table:table-cell table:style-name="ce303" office:value-type="string">
            <text:p>durften</text:p>
          </table:table-cell>
          <table:table-cell table:style-name="ce303" office:value-type="string">
            <text:p>sollten</text:p>
          </table:table-cell>
          <table:table-cell table:style-name="ce303" office:value-type="string">
            <text:p>wollten</text:p>
          </table:table-cell>
          <table:table-cell table:style-name="ce303" office:value-type="string">
            <text:p>mochten</text:p>
          </table:table-cell>
          <table:table-cell table:style-name="ce303" office:value-type="string">
            <text:p>wollten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past participle</text:p>
          </table:table-cell>
          <table:covered-table-cell table:number-columns-repeated="7" table:style-name="ce301"/>
        </table:table-row>
        <table:table-row table:style-name="ro37">
          <table:table-cell table:style-name="ce303"/>
          <table:table-cell table:style-name="ce303" office:value-type="string">
            <text:p>gemusst</text:p>
          </table:table-cell>
          <table:table-cell table:style-name="ce303" office:value-type="string">
            <text:p>gekonnt</text:p>
          </table:table-cell>
          <table:table-cell table:style-name="ce303" office:value-type="string">
            <text:p>gedurft</text:p>
          </table:table-cell>
          <table:table-cell table:style-name="ce303" office:value-type="string">
            <text:p>gesollt</text:p>
          </table:table-cell>
          <table:table-cell table:style-name="ce303" office:value-type="string">
            <text:p>gewollt</text:p>
          </table:table-cell>
          <table:table-cell table:style-name="ce303" office:value-type="string">
            <text:p>gemocht</text:p>
          </table:table-cell>
          <table:table-cell table:style-name="ce303" office:value-type="string">
            <text:p>gewollt</text:p>
          </table:table-cell>
        </table:table-row>
        <table:table-row table:style-name="ro50">
          <table:table-cell table:style-name="ce301" office:value-type="string" table:number-columns-spanned="8" table:number-rows-spanned="1">
            <text:p>subjunctive II</text:p>
          </table:table-cell>
          <table:covered-table-cell table:number-columns-repeated="7" table:style-name="ce301"/>
        </table:table-row>
        <table:table-row table:style-name="ro37">
          <table:table-cell table:style-name="ce303"/>
          <table:table-cell table:style-name="ce303" office:value-type="string">
            <text:p>müsste</text:p>
          </table:table-cell>
          <table:table-cell table:style-name="ce303" office:value-type="string">
            <text:p>könnte</text:p>
          </table:table-cell>
          <table:table-cell table:style-name="ce303" office:value-type="string">
            <text:p>dürfte</text:p>
          </table:table-cell>
          <table:table-cell table:style-name="ce303" office:value-type="string">
            <text:p>sollte</text:p>
          </table:table-cell>
          <table:table-cell table:style-name="ce303" office:value-type="string">
            <text:p>wollte</text:p>
          </table:table-cell>
          <table:table-cell table:style-name="ce303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86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04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mit </text:span></text:p>
            <text:p><text:span text:style-name="T7">Meinem Laptop einfach in 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86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5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04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06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7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15" office:value-type="string">
            <text:p>Duo kauft<text:span text:style-name="T25"> jede Woche</text:span><text:span text:style-name="T6"> ein neues 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immer die 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08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5">
          <table:table-cell table:style-name="ce27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Vergangenen 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96">
          <table:table-cell office:value-type="string">
            <text:p>Streitet ihr ??? immer noch dar<text:span text:style-name="T16">über, welche Mannschaft am </text:span><text:span text:style-name="T16">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96">
          <table:table-cell office:value-type="string">
            <text:p>Hast du ??? schon <text:span text:style-name="T16">überlegt, ob du nächstes Wochenende mit ins </text:span><text:span text:style-name="T16">Stadion 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96">
          <table:table-cell office:value-type="string">
            <text:p>Der Mannschaftsarzt k<text:span text:style-name="T16">ümmert ???? um den 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8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09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86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4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42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42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42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er das 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gewesen</text:span></text:p>
          </table:table-cell>
          <table:table-cell table:number-columns-repeated="6"/>
        </table:table-row>
        <table:table-row table:style-name="ro96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3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www.dw.com/de/so-wählten-die-eu-bürger-2019/l-48922982">https://www.dw.com/de/so-w%C3%A4hlten-die-eu-b%C3%BCrger-2019/l-48922982</text:a>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Viele Parteien wollen sich nicht ???? Rechtspopulisten zusammentun </text:p>
          </table:table-cell>
          <table:table-cell office:value-type="string">
            <text:p>mi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s sind erfreulich viele Menschen ??? Wahl gegangen. </text:p>
          </table:table-cell>
          <table:table-cell office:value-type="string">
            <text:p>zu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Vor der Wahl haben viele Schüler regelmäßig ??? die Klimapolitik protestiert. 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Rechtspopulisten verfügen ??? mehr als 150 Sitze im EU-Parlament. </text:p>
          </table:table-cell>
          <table:table-cell table:style-name="ce278" office:value-type="string">
            <text:p>übe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ehr als 400 Millionen Menschen durften ??? der Europawahl wählen. </text:p>
          </table:table-cell>
          <table:table-cell office:value-type="string">
            <text:p>bei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i jungen Wählern liegen die Grünen ??? Platz eins. 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7">
          <table:table-cell table:style-name="ce309" office:value-type="string">
            <text:p>Konjunktiv 1 &amp; 2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study.com/academy/lesson/difference-between-konjunktiv-1-2-in-german.html#lesson">https://study.com/academy/lesson/difference-between-konjunktiv-1-2-in-german.html#lesson</text:a>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9">
          <table:table-cell office:value-type="string">
            <text:p>Conjugation I</text:p>
            <text:p>ich <text:tab/>mache</text:p>
            <text:p>du <text:tab/>mach<text:span text:style-name="T14">est</text:span></text:p>
            <text:p>er, sie, es <text:tab/>mach<text:span text:style-name="T14">e</text:span></text:p>
            <text:p>wir <text:tab/>machen</text:p>
            <text:p>ihr <text:tab/>mach<text:span text:style-name="T14">et</text:span></text:p>
            <text:p>sie <text:tab/>machen</text:p>
            <text:p>Sie <text:tab/>machen</text:p>
          </table:table-cell>
          <table:table-cell office:value-type="string">
            <text:p>Conjugation II</text:p>
            <text:p>ich <text:tab/>machte</text:p>
            <text:p>du <text:tab/>machtest</text:p>
            <text:p>er,sie,es <text:tab/>machte</text:p>
            <text:p>wir <text:tab/>machten</text:p>
            <text:p>ihr <text:tab/>machtet</text:p>
            <text:p>sie <text:tab/>machten</text:p>
            <text:p>Sie <text:tab/>machten</text:p>
          </table:table-cell>
          <table:table-cell table:number-columns-repeated="6"/>
        </table:table-row>
        <table:table-row table:style-name="ro100">
          <table:table-cell table:number-columns-repeated="8"/>
        </table:table-row>
        <table:table-row table:style-name="ro101">
          <table:table-cell office:value-type="string">
            <text:p>We will use the <text:span text:style-name="T14">Konjunktiv I</text:span> for the 2nd and 3rd person singular and 2nd person plural: </text:p>
            <text:p><text:s text:c="4"/>Sie sagte, er komme zu spät.</text:p>
            <text:p><text:s/>(She said that he came late.)</text:p>
            <text:p><text:s text:c="4"/>Ihr sagt, ihr habet keine Zeit mehr. </text:p>
            <text:p>(You say that you don't have any more time.)</text:p>
            <text:p/>
            <text:p>For other forms, we will use the Konjunktiv II instead. Why? Because, like already mentioned, the Konjunktiv I present forms will look the same as the present tense</text:p>
            <text:p>Therefore , the 1<text:span text:style-name="T24">st</text:span> person singular and the 1<text:span text:style-name="T24">st</text:span> person plural will be replaced with the Konjunktiv II to avoid any confusion. e.g.:</text:p>
            <text:p>Present:Ich kaufe das Haus</text:p>
            <text:p><text:span text:style-name="T14">Konjunktiv I</text:span>: Sie erz<text:span text:style-name="T16">ählt, ich kaufe das Haus (She told me that I </text:span><text:span text:style-name="T16">am buying the house)</text:span></text:p>
            <text:p><text:span text:style-name="T16">Konjunktiv II: Sie erzählt, ich käufte das Haus (She told me that I am </text:span><text:span text:style-name="T16">buying the house)</text:span></text:p>
            <text:p/>
          </table:table-cell>
          <table:table-cell office:value-type="string">
            <text:p><text:span text:style-name="T14">Präteritum</text:span>: Ich wünsche, ich hätte mehr Geld. (I wish I had more money.)</text:p>
            <text:p/>
            <text:p><text:span text:style-name="T14">Konjunktiv II</text:span>: Ich wünsche, ich hätte mehr Geld.</text:p>
            <text:p/>
            <text:p><text:span text:style-name="T14">Würde + infinitive</text:span>: Ich wünsche, ich würde mehr mehr Geld haben. 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02">
          <table:table-cell office:value-type="string" table:number-columns-spanned="2" table:number-rows-spanned="1">
            <text:p>This is<text:span text:style-name="T14"> Konjunktiv I.</text:span> You use it in indirect speech:</text:p>
            <text:p/>
            <text:p><text:s text:c="4"/>Johannes sagt, er habe Hunger.</text:p>
            <text:p><text:s text:c="4"/>Johannes sagt, er sei hungrig.</text:p>
            <text:p/>
            <text:p>in English:</text:p>
            <text:p/>
            <text:p><text:s text:c="4"/>Johannes says, he is hungry.</text:p>
            <text:p/>
            <text:p>And here is <text:span text:style-name="T14">Konjunktiv II</text:span>. You use it when you wish something or when you talk about something that is unlikely to happen,and also sometimes in indirect speech:</text:p>
            <text:p/>
            <text:p><text:s text:c="4"/>Johannes wünschte, er hätte etwas zu essen.</text:p>
            <text:p><text:s text:c="4"/>Wenn ich Urlaub hätte, läge ich jetzt am Strand.</text:p>
            <text:p><text:s text:c="4"/>Mein Arzt sagt, ich wäre zu dick.</text:p>
            <text:p/>
            <text:p>In English:</text:p>
            <text:p/>
            <text:p><text:s text:c="4"/>Johannes wished he had something to eat.</text:p>
            <text:p><text:s text:c="4"/>If I were on vaction, I would be lying on the beach now.</text:p>
            <text:p><text:s text:c="4"/>My doctor says, I am too fat [but I do not think so].</text:p>
            <text:p/>
          </table:table-cell>
          <table:covered-table-cell/>
          <table:table-cell office:value-type="string">
            <text:p><text:a xlink:href="https://www.dw.com/de/poesie-für-die-ohren/l-36075739">https://www.dw.com/de/poesie-f%C3%BCr-die-ohren/l-36075739</text:a></text:p>
          </table:table-cell>
          <table:table-cell table:number-columns-repeated="5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Ich habe es mir zum Ziel gemacht, ein guter Mensch ?? sei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Schon seit Wochen sehe ich eine alte Frau in unserer Nachbarschaft Pfandflaschen ?? sammel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s ist wichtig, dass ehrenamtliche Helfer den alten Menschen regelmäßig Gesellschaft ?? leist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offentlich bleibt der Verein lange Zeit ?? besteh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Ich habe leider keine Zeit, ehrenamtlich ?? arbeite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103">
          <table:table-cell table:style-name="ce310" office:value-type="string">
            <text:p>Partizip II</text:p>
          </table:table-cell>
          <table:table-cell table:number-columns-repeated="7"/>
        </table:table-row>
        <table:table-row table:style-name="ro37">
          <table:table-cell table:style-name="ce273" office:value-type="string">
            <text:p>verlassen </text:p>
          </table:table-cell>
          <table:table-cell office:value-type="string">
            <text:p>verlas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ablehnen </text:p>
          </table:table-cell>
          <table:table-cell office:value-type="string">
            <text:p>abgelehn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übernachten </text:p>
          </table:table-cell>
          <table:table-cell office:value-type="string">
            <text:p>übernachte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rklären </text:p>
          </table:table-cell>
          <table:table-cell office:value-type="string">
            <text:p>erklär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inbringen </text:p>
          </table:table-cell>
          <table:table-cell office:value-type="string">
            <text:p>eingebrach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sichtigen </text:p>
          </table:table-cell>
          <table:table-cell office:value-type="string">
            <text:p>besichtigt</text:p>
          </table:table-cell>
          <table:table-cell table:number-columns-repeated="6"/>
        </table:table-row>
        <table:table-row table:style-name="ro37" table:number-rows-repeated="1048315">
          <table:table-cell table:number-columns-repeated="8"/>
        </table:table-row>
        <table:table-row table:style-name="ro37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7" table:print="false">
        <office:forms form:automatic-focus="false" form:apply-design-mode="false"/>
        <table:table-column table:style-name="co58" table:default-cell-style-name="ce153"/>
        <table:table-column table:style-name="co67" table:default-cell-style-name="Default"/>
        <table:table-column table:style-name="co70" table:default-cell-style-name="Default"/>
        <table:table-column table:style-name="co6" table:number-columns-repeated="1021" table:default-cell-style-name="Default"/>
        <table:table-row table:style-name="ro37">
          <table:table-cell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37">
          <table:table-cell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37">
          <table:table-cell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37">
          <table:table-cell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37">
          <table:table-cell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37">
          <table:table-cell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37">
          <table:table-cell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37">
          <table:table-cell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37">
          <table:table-cell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37">
          <table:table-cell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37">
          <table:table-cell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347" office:value-type="string">
            <text:p>http://www.dw.com/de/in-der-hundepension/l-40194567</text:p>
          </table:table-cell>
          <table:table-cell table:style-name="ce348" table:number-columns-repeated="1023"/>
        </table:table-row>
        <table:table-row table:style-name="ro37">
          <table:table-cell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37">
          <table:table-cell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7">
          <table:table-cell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37">
          <table:table-cell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37">
          <table:table-cell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38">
          <table:table-cell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37">
          <table:table-cell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37">
          <table:table-cell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37">
          <table:table-cell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7">
          <table:table-cell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37">
          <table:table-cell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37">
          <table:table-cell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37">
          <table:table-cell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37">
          <table:table-cell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7">
          <table:table-cell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37">
          <table:table-cell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37">
          <table:table-cell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37">
          <table:table-cell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37">
          <table:table-cell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37">
          <table:table-cell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37">
          <table:table-cell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37">
          <table:table-cell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37">
          <table:table-cell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37">
          <table:table-cell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37">
          <table:table-cell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37">
          <table:table-cell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37">
          <table:table-cell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7">
          <table:table-cell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37">
          <table:table-cell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37">
          <table:table-cell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47" table:number-rows-repeated="2">
          <table:table-cell table:style-name="Default"/>
          <table:table-cell table:number-columns-repeated="1023"/>
        </table:table-row>
        <table:table-row table:style-name="ro47">
          <table:table-cell table:style-name="Default" office:value-type="string">
            <text:p>aufsetzen</text:p>
          </table:table-cell>
          <table:table-cell office:value-type="string">
            <text:p>put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setzt auf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stehen</text:p>
          </table:table-cell>
          <table:table-cell office:value-type="string">
            <text:p>get up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ntsetzt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wachen</text:p>
          </table:table-cell>
          <table:table-cell office:value-type="string">
            <text:p>wake up</text:p>
          </table:table-cell>
          <table:table-cell table:number-columns-repeated="1022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/06/2019</text:date>, <text:time>13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6-28T13:19:57.13</dc:date>
    <meta:editing-cycles>1449</meta:editing-cycles>
    <meta:editing-duration>P28DT19H59M43S</meta:editing-duration>
    <meta:generator>OpenOffice/4.1.3$Win32 OpenOffice.org_project/413m1$Build-9783</meta:generator>
    <meta:document-statistic meta:table-count="14" meta:cell-count="1256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